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34c19" officeooo:paragraph-rsid="00005b6f" style:font-weight-asian="bold" style:font-weight-complex="bold"/>
    </style:style>
    <style:style style:name="P2" style:family="paragraph" style:parent-style-name="Standard">
      <style:text-properties officeooo:rsid="00234c19" officeooo:paragraph-rsid="00005b6f"/>
    </style:style>
    <style:style style:name="P3" style:family="paragraph" style:parent-style-name="Standard">
      <style:text-properties officeooo:rsid="001f6ee9" officeooo:paragraph-rsid="00005b6f"/>
    </style:style>
    <style:style style:name="P4" style:family="paragraph" style:parent-style-name="Standard" style:list-style-name="L1">
      <style:text-properties officeooo:paragraph-rsid="00005b6f"/>
    </style:style>
    <style:style style:name="P5" style:family="paragraph" style:parent-style-name="Standard" style:list-style-name="L1">
      <style:text-properties officeooo:rsid="001f6ee9" officeooo:paragraph-rsid="00005b6f"/>
    </style:style>
    <style:style style:name="P6" style:family="paragraph" style:parent-style-name="Standard" style:list-style-name="L2">
      <style:text-properties officeooo:rsid="001f6ee9" officeooo:paragraph-rsid="00005b6f"/>
    </style:style>
    <style:style style:name="P7" style:family="paragraph" style:parent-style-name="Standard" style:list-style-name="L2">
      <style:text-properties officeooo:paragraph-rsid="00005b6f"/>
    </style:style>
    <style:style style:name="P8" style:family="paragraph" style:parent-style-name="Standard" style:list-style-name="L2">
      <style:text-properties officeooo:rsid="002152e8" officeooo:paragraph-rsid="00005b6f"/>
    </style:style>
    <style:style style:name="T1" style:family="text">
      <style:text-properties officeooo:rsid="00221c26"/>
    </style:style>
    <style:style style:name="T2" style:family="text">
      <style:text-properties officeooo:rsid="001f6ee9"/>
    </style:style>
    <style:style style:name="T3" style:family="text">
      <style:text-properties officeooo:rsid="002152e8"/>
    </style:style>
    <style:style style:name="T4" style:family="text">
      <style:text-properties officeooo:rsid="00008d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 Testing</text:p>
      <text:p text:style-name="P2"/>
      <text:p text:style-name="P3"><text:span text:style-name="T4">Test Case 1: </text:span>Verify font size of menu tab set at 14 px</text:p>
      <text:list xml:id="list3714420819" text:style-name="L1">
        <text:list-item>
          <text:p text:style-name="P5">Launch Firefox browser</text:p>
        </text:list-item>
        <text:list-item>
          <text:p text:style-name="P4"><text:span text:style-name="T2">Type </text:span><text:a xlink:type="simple" xlink:href="https://clinic.doveryai-no-proveryai.com/" text:style-name="Internet_20_link" text:visited-style-name="Visited_20_Internet_20_Link">https://clinic.doveryai-no-proveryai.com/</text:a> <text:s/><text:span text:style-name="T2">in URL box and press enter</text:span></text:p>
        </text:list-item>
        <text:list-item>
          <text:p text:style-name="P5">Web page is open</text:p>
        </text:list-item>
        <text:list-item>
          <text:p text:style-name="P5">Move your cursor to home button</text:p>
        </text:list-item>
        <text:list-item>
          <text:p text:style-name="P5">Click right button on your mouse pad and select Inspect element</text:p>
        </text:list-item>
        <text:list-item>
          <text:p text:style-name="P5">Click Inspector button and select Computed tab </text:p>
        </text:list-item>
        <text:list-item>
          <text:p text:style-name="P5">Verify the font size which is supposed to be 14px</text:p>
        </text:list-item>
        <text:list-item>
          <text:p text:style-name="P5">Select on each menu button (Home, Owners, Veterinarians, Pet Types and Specialties) <text:s/>one at a time and verify the size of the font.</text:p>
        </text:list-item>
        <text:list-item>
          <text:p text:style-name="P5">All font sizes are set at 14 px</text:p>
        </text:list-item>
      </text:list>
      <text:p text:style-name="P3"/>
      <text:p text:style-name="P3"/>
      <text:p text:style-name="P3"><text:span text:style-name="T4">Test Case 2: </text:span>Verify th<text:span text:style-name="T3">at the Owners menu consists of 2 tabs which are properly aligned in a row</text:span></text:p>
      <text:list xml:id="list947014783" text:style-name="L2">
        <text:list-item>
          <text:p text:style-name="P6">Launch Firefox browser</text:p>
        </text:list-item>
        <text:list-item>
          <text:p text:style-name="P7"><text:span text:style-name="T2">Type </text:span><text:a xlink:type="simple" xlink:href="https://clinic.doveryai-no-proveryai.com/" text:style-name="Internet_20_link" text:visited-style-name="Visited_20_Internet_20_Link">https://clinic.doveryai-no-proveryai.com/</text:a> <text:s/><text:span text:style-name="T2">in URL box and press enter</text:span></text:p>
        </text:list-item>
        <text:list-item>
          <text:p text:style-name="P6">Web page is open</text:p>
        </text:list-item>
        <text:list-item>
          <text:p text:style-name="P8">Click owner tab</text:p>
        </text:list-item>
        <text:list-item>
          <text:p text:style-name="P8">Drop down menu has 2 tabs (All and Add new) <text:span text:style-name="T1">which are properly aligned in a row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8:18:38.446000000</meta:creation-date>
    <dc:date>2020-04-18T17:04:03.734000000</dc:date>
    <meta:editing-duration>PT10M9S</meta:editing-duration>
    <meta:editing-cycles>2</meta:editing-cycles>
    <meta:generator>Trio_Office/6.2.8.2$Windows_x86 LibreOffice_project/</meta:generator>
    <meta:document-statistic meta:table-count="0" meta:image-count="0" meta:object-count="0" meta:page-count="1" meta:paragraph-count="17" meta:word-count="163" meta:character-count="844" meta:non-whitespace-character-count="708"/>
  </office:meta>
</office:document-meta>
</file>